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[.D7]/[.D6]" office:value-type="float" office:value="7.14285714285714" calcext:value-type="float">
            <text:p>7,142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9:02:53.830925873</meta:creation-date>
    <dc:date>2023-05-15T13:29:32.850553483</dc:date>
    <meta:editing-duration>PT10M18S</meta:editing-duration>
    <meta:editing-cycles>2</meta:editing-cycles>
    <meta:generator>LibreOffice/7.4.3.2$Linux_X86_64 LibreOffice_project/1048a8393ae2eeec98dff31b5c133c5f1d08b890</meta:generator>
    <meta:document-statistic meta:table-count="1" meta:cell-count="4" meta:object-count="0"/>
  </office:meta>
</office:document-meta>
</file>